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9.799cm" svg:height="16.761cm" svg:x="13.167cm" svg:y="0.528cm">
            <draw:object draw:notify-on-update-of-ranges="Sheet1.B1:Sheet1.B1 Sheet1.B2:Sheet1.B70 Sheet1.C1:Sheet1.C1 Sheet1.C2:Sheet1.C70 Sheet1.D1:Sheet1.D1 Sheet1.D2:Sheet1.D70 Sheet1.E1:Sheet1.E1 Sheet1.E2:Sheet1.E70 Sheet1.F1:Sheet1.F1 Sheet1.F2:Sheet1.F70 Sheet1.G1:Sheet1.G1 Sheet1.G2:Sheet1.G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&lt;5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string" calcext:value-type="string">
            <text:p>21-60</text:p>
          </table:table-cell>
          <table:table-cell table:style-name="ce1" office:value-type="string" calcext:value-type="string">
            <text:p>61-240</text:p>
          </table:table-cell>
          <table:table-cell table:style-name="ce1" office:value-type="string" calcext:value-type="string">
            <text:p>&gt;240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9122" calcext:value-type="float">
            <text:p>9122</text:p>
          </table:table-cell>
          <table:table-cell office:value-type="float" office:value="108845" calcext:value-type="float">
            <text:p>108845</text:p>
          </table:table-cell>
          <table:table-cell office:value-type="float" office:value="48815" calcext:value-type="float">
            <text:p>48815</text:p>
          </table:table-cell>
          <table:table-cell office:value-type="float" office:value="28208" calcext:value-type="float">
            <text:p>28208</text:p>
          </table:table-cell>
          <table:table-cell office:value-type="float" office:value="14617" calcext:value-type="float">
            <text:p>14617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7986" calcext:value-type="float">
            <text:p>7986</text:p>
          </table:table-cell>
          <table:table-cell office:value-type="float" office:value="93452" calcext:value-type="float">
            <text:p>93452</text:p>
          </table:table-cell>
          <table:table-cell office:value-type="float" office:value="38381" calcext:value-type="float">
            <text:p>38381</text:p>
          </table:table-cell>
          <table:table-cell office:value-type="float" office:value="20779" calcext:value-type="float">
            <text:p>20779</text:p>
          </table:table-cell>
          <table:table-cell office:value-type="float" office:value="11630" calcext:value-type="float">
            <text:p>11630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5912" calcext:value-type="float">
            <text:p>5912</text:p>
          </table:table-cell>
          <table:table-cell office:value-type="float" office:value="60599" calcext:value-type="float">
            <text:p>60599</text:p>
          </table:table-cell>
          <table:table-cell office:value-type="float" office:value="13337" calcext:value-type="float">
            <text:p>13337</text:p>
          </table:table-cell>
          <table:table-cell office:value-type="float" office:value="11650" calcext:value-type="float">
            <text:p>11650</text:p>
          </table:table-cell>
          <table:table-cell office:value-type="float" office:value="9188" calcext:value-type="float">
            <text:p>9188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6355" calcext:value-type="float">
            <text:p>6355</text:p>
          </table:table-cell>
          <table:table-cell office:value-type="float" office:value="63195" calcext:value-type="float">
            <text:p>63195</text:p>
          </table:table-cell>
          <table:table-cell office:value-type="float" office:value="10911" calcext:value-type="float">
            <text:p>10911</text:p>
          </table:table-cell>
          <table:table-cell office:value-type="float" office:value="9603" calcext:value-type="float">
            <text:p>9603</text:p>
          </table:table-cell>
          <table:table-cell office:value-type="float" office:value="8331" calcext:value-type="float">
            <text:p>8331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6153" calcext:value-type="float">
            <text:p>6153</text:p>
          </table:table-cell>
          <table:table-cell office:value-type="float" office:value="66244" calcext:value-type="float">
            <text:p>66244</text:p>
          </table:table-cell>
          <table:table-cell office:value-type="float" office:value="10882" calcext:value-type="float">
            <text:p>10882</text:p>
          </table:table-cell>
          <table:table-cell office:value-type="float" office:value="9053" calcext:value-type="float">
            <text:p>9053</text:p>
          </table:table-cell>
          <table:table-cell office:value-type="float" office:value="7310" calcext:value-type="float">
            <text:p>7310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5641" calcext:value-type="float">
            <text:p>5641</text:p>
          </table:table-cell>
          <table:table-cell office:value-type="float" office:value="64682" calcext:value-type="float">
            <text:p>64682</text:p>
          </table:table-cell>
          <table:table-cell office:value-type="float" office:value="10298" calcext:value-type="float">
            <text:p>10298</text:p>
          </table:table-cell>
          <table:table-cell office:value-type="float" office:value="8545" calcext:value-type="float">
            <text:p>8545</text:p>
          </table:table-cell>
          <table:table-cell office:value-type="float" office:value="6718" calcext:value-type="float">
            <text:p>6718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5579" calcext:value-type="float">
            <text:p>5579</text:p>
          </table:table-cell>
          <table:table-cell office:value-type="float" office:value="76894" calcext:value-type="float">
            <text:p>76894</text:p>
          </table:table-cell>
          <table:table-cell office:value-type="float" office:value="11353" calcext:value-type="float">
            <text:p>11353</text:p>
          </table:table-cell>
          <table:table-cell office:value-type="float" office:value="8690" calcext:value-type="float">
            <text:p>8690</text:p>
          </table:table-cell>
          <table:table-cell office:value-type="float" office:value="6653" calcext:value-type="float">
            <text:p>6653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6909" calcext:value-type="float">
            <text:p>6909</text:p>
          </table:table-cell>
          <table:table-cell office:value-type="float" office:value="89756" calcext:value-type="float">
            <text:p>89756</text:p>
          </table:table-cell>
          <table:table-cell office:value-type="float" office:value="13458" calcext:value-type="float">
            <text:p>13458</text:p>
          </table:table-cell>
          <table:table-cell office:value-type="float" office:value="9936" calcext:value-type="float">
            <text:p>9936</text:p>
          </table:table-cell>
          <table:table-cell office:value-type="float" office:value="7504" calcext:value-type="float">
            <text:p>7504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7021" calcext:value-type="float">
            <text:p>7021</text:p>
          </table:table-cell>
          <table:table-cell office:value-type="float" office:value="97487" calcext:value-type="float">
            <text:p>97487</text:p>
          </table:table-cell>
          <table:table-cell office:value-type="float" office:value="15105" calcext:value-type="float">
            <text:p>15105</text:p>
          </table:table-cell>
          <table:table-cell office:value-type="float" office:value="10180" calcext:value-type="float">
            <text:p>10180</text:p>
          </table:table-cell>
          <table:table-cell office:value-type="float" office:value="7742" calcext:value-type="float">
            <text:p>7742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7342" calcext:value-type="float">
            <text:p>7342</text:p>
          </table:table-cell>
          <table:table-cell office:value-type="float" office:value="95626" calcext:value-type="float">
            <text:p>95626</text:p>
          </table:table-cell>
          <table:table-cell office:value-type="float" office:value="14989" calcext:value-type="float">
            <text:p>14989</text:p>
          </table:table-cell>
          <table:table-cell office:value-type="float" office:value="10627" calcext:value-type="float">
            <text:p>10627</text:p>
          </table:table-cell>
          <table:table-cell office:value-type="float" office:value="7808" calcext:value-type="float">
            <text:p>7808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7485" calcext:value-type="float">
            <text:p>7485</text:p>
          </table:table-cell>
          <table:table-cell office:value-type="float" office:value="94107" calcext:value-type="float">
            <text:p>94107</text:p>
          </table:table-cell>
          <table:table-cell office:value-type="float" office:value="14860" calcext:value-type="float">
            <text:p>14860</text:p>
          </table:table-cell>
          <table:table-cell office:value-type="float" office:value="11054" calcext:value-type="float">
            <text:p>11054</text:p>
          </table:table-cell>
          <table:table-cell office:value-type="float" office:value="8177" calcext:value-type="float">
            <text:p>8177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7934" calcext:value-type="float">
            <text:p>7934</text:p>
          </table:table-cell>
          <table:table-cell office:value-type="float" office:value="104962" calcext:value-type="float">
            <text:p>104962</text:p>
          </table:table-cell>
          <table:table-cell office:value-type="float" office:value="17155" calcext:value-type="float">
            <text:p>17155</text:p>
          </table:table-cell>
          <table:table-cell office:value-type="float" office:value="11576" calcext:value-type="float">
            <text:p>11576</text:p>
          </table:table-cell>
          <table:table-cell office:value-type="float" office:value="8667" calcext:value-type="float">
            <text:p>8667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8015" calcext:value-type="float">
            <text:p>8015</text:p>
          </table:table-cell>
          <table:table-cell office:value-type="float" office:value="109143" calcext:value-type="float">
            <text:p>109143</text:p>
          </table:table-cell>
          <table:table-cell office:value-type="float" office:value="18016" calcext:value-type="float">
            <text:p>18016</text:p>
          </table:table-cell>
          <table:table-cell office:value-type="float" office:value="11529" calcext:value-type="float">
            <text:p>11529</text:p>
          </table:table-cell>
          <table:table-cell office:value-type="float" office:value="8500" calcext:value-type="float">
            <text:p>8500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9210" calcext:value-type="float">
            <text:p>9210</text:p>
          </table:table-cell>
          <table:table-cell office:value-type="float" office:value="117346" calcext:value-type="float">
            <text:p>117346</text:p>
          </table:table-cell>
          <table:table-cell office:value-type="float" office:value="21805" calcext:value-type="float">
            <text:p>21805</text:p>
          </table:table-cell>
          <table:table-cell office:value-type="float" office:value="14404" calcext:value-type="float">
            <text:p>14404</text:p>
          </table:table-cell>
          <table:table-cell office:value-type="float" office:value="9594" calcext:value-type="float">
            <text:p>9594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8840" calcext:value-type="float">
            <text:p>8840</text:p>
          </table:table-cell>
          <table:table-cell office:value-type="float" office:value="113152" calcext:value-type="float">
            <text:p>113152</text:p>
          </table:table-cell>
          <table:table-cell office:value-type="float" office:value="22622" calcext:value-type="float">
            <text:p>22622</text:p>
          </table:table-cell>
          <table:table-cell office:value-type="float" office:value="15024" calcext:value-type="float">
            <text:p>15024</text:p>
          </table:table-cell>
          <table:table-cell office:value-type="float" office:value="9633" calcext:value-type="float">
            <text:p>9633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8456" calcext:value-type="float">
            <text:p>8456</text:p>
          </table:table-cell>
          <table:table-cell office:value-type="float" office:value="110208" calcext:value-type="float">
            <text:p>110208</text:p>
          </table:table-cell>
          <table:table-cell office:value-type="float" office:value="22663" calcext:value-type="float">
            <text:p>22663</text:p>
          </table:table-cell>
          <table:table-cell office:value-type="float" office:value="14872" calcext:value-type="float">
            <text:p>14872</text:p>
          </table:table-cell>
          <table:table-cell office:value-type="float" office:value="9927" calcext:value-type="float">
            <text:p>9927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9772" calcext:value-type="float">
            <text:p>9772</text:p>
          </table:table-cell>
          <table:table-cell office:value-type="float" office:value="115112" calcext:value-type="float">
            <text:p>115112</text:p>
          </table:table-cell>
          <table:table-cell office:value-type="float" office:value="25083" calcext:value-type="float">
            <text:p>25083</text:p>
          </table:table-cell>
          <table:table-cell office:value-type="float" office:value="15852" calcext:value-type="float">
            <text:p>15852</text:p>
          </table:table-cell>
          <table:table-cell office:value-type="float" office:value="10170" calcext:value-type="float">
            <text:p>10170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8526" calcext:value-type="float">
            <text:p>8526</text:p>
          </table:table-cell>
          <table:table-cell office:value-type="float" office:value="110478" calcext:value-type="float">
            <text:p>110478</text:p>
          </table:table-cell>
          <table:table-cell office:value-type="float" office:value="22709" calcext:value-type="float">
            <text:p>22709</text:p>
          </table:table-cell>
          <table:table-cell office:value-type="float" office:value="13308" calcext:value-type="float">
            <text:p>13308</text:p>
          </table:table-cell>
          <table:table-cell office:value-type="float" office:value="8487" calcext:value-type="float">
            <text:p>8487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9169" calcext:value-type="float">
            <text:p>9169</text:p>
          </table:table-cell>
          <table:table-cell office:value-type="float" office:value="114357" calcext:value-type="float">
            <text:p>114357</text:p>
          </table:table-cell>
          <table:table-cell office:value-type="float" office:value="25018" calcext:value-type="float">
            <text:p>25018</text:p>
          </table:table-cell>
          <table:table-cell office:value-type="float" office:value="14721" calcext:value-type="float">
            <text:p>14721</text:p>
          </table:table-cell>
          <table:table-cell office:value-type="float" office:value="8740" calcext:value-type="float">
            <text:p>8740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9606" calcext:value-type="float">
            <text:p>9606</text:p>
          </table:table-cell>
          <table:table-cell office:value-type="float" office:value="116905" calcext:value-type="float">
            <text:p>116905</text:p>
          </table:table-cell>
          <table:table-cell office:value-type="float" office:value="25631" calcext:value-type="float">
            <text:p>25631</text:p>
          </table:table-cell>
          <table:table-cell office:value-type="float" office:value="15771" calcext:value-type="float">
            <text:p>15771</text:p>
          </table:table-cell>
          <table:table-cell office:value-type="float" office:value="9414" calcext:value-type="float">
            <text:p>9414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9583" calcext:value-type="float">
            <text:p>9583</text:p>
          </table:table-cell>
          <table:table-cell office:value-type="float" office:value="118889" calcext:value-type="float">
            <text:p>118889</text:p>
          </table:table-cell>
          <table:table-cell office:value-type="float" office:value="25925" calcext:value-type="float">
            <text:p>25925</text:p>
          </table:table-cell>
          <table:table-cell office:value-type="float" office:value="15681" calcext:value-type="float">
            <text:p>15681</text:p>
          </table:table-cell>
          <table:table-cell office:value-type="float" office:value="9896" calcext:value-type="float">
            <text:p>9896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9611" calcext:value-type="float">
            <text:p>9611</text:p>
          </table:table-cell>
          <table:table-cell office:value-type="float" office:value="123314" calcext:value-type="float">
            <text:p>123314</text:p>
          </table:table-cell>
          <table:table-cell office:value-type="float" office:value="27210" calcext:value-type="float">
            <text:p>27210</text:p>
          </table:table-cell>
          <table:table-cell office:value-type="float" office:value="15790" calcext:value-type="float">
            <text:p>15790</text:p>
          </table:table-cell>
          <table:table-cell office:value-type="float" office:value="9507" calcext:value-type="float">
            <text:p>9507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9606" calcext:value-type="float">
            <text:p>9606</text:p>
          </table:table-cell>
          <table:table-cell office:value-type="float" office:value="117414" calcext:value-type="float">
            <text:p>117414</text:p>
          </table:table-cell>
          <table:table-cell office:value-type="float" office:value="26474" calcext:value-type="float">
            <text:p>26474</text:p>
          </table:table-cell>
          <table:table-cell office:value-type="float" office:value="15443" calcext:value-type="float">
            <text:p>15443</text:p>
          </table:table-cell>
          <table:table-cell office:value-type="float" office:value="9421" calcext:value-type="float">
            <text:p>9421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10081" calcext:value-type="float">
            <text:p>10081</text:p>
          </table:table-cell>
          <table:table-cell office:value-type="float" office:value="115508" calcext:value-type="float">
            <text:p>115508</text:p>
          </table:table-cell>
          <table:table-cell office:value-type="float" office:value="27020" calcext:value-type="float">
            <text:p>27020</text:p>
          </table:table-cell>
          <table:table-cell office:value-type="float" office:value="15840" calcext:value-type="float">
            <text:p>15840</text:p>
          </table:table-cell>
          <table:table-cell office:value-type="float" office:value="9481" calcext:value-type="float">
            <text:p>9481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11197" calcext:value-type="float">
            <text:p>11197</text:p>
          </table:table-cell>
          <table:table-cell office:value-type="float" office:value="116911" calcext:value-type="float">
            <text:p>116911</text:p>
          </table:table-cell>
          <table:table-cell office:value-type="float" office:value="28087" calcext:value-type="float">
            <text:p>28087</text:p>
          </table:table-cell>
          <table:table-cell office:value-type="float" office:value="16343" calcext:value-type="float">
            <text:p>16343</text:p>
          </table:table-cell>
          <table:table-cell office:value-type="float" office:value="10024" calcext:value-type="float">
            <text:p>10024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9622" calcext:value-type="float">
            <text:p>9622</text:p>
          </table:table-cell>
          <table:table-cell office:value-type="float" office:value="108709" calcext:value-type="float">
            <text:p>108709</text:p>
          </table:table-cell>
          <table:table-cell office:value-type="float" office:value="25949" calcext:value-type="float">
            <text:p>25949</text:p>
          </table:table-cell>
          <table:table-cell office:value-type="float" office:value="16211" calcext:value-type="float">
            <text:p>16211</text:p>
          </table:table-cell>
          <table:table-cell office:value-type="float" office:value="9392" calcext:value-type="float">
            <text:p>9392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9750" calcext:value-type="float">
            <text:p>9750</text:p>
          </table:table-cell>
          <table:table-cell office:value-type="float" office:value="113478" calcext:value-type="float">
            <text:p>113478</text:p>
          </table:table-cell>
          <table:table-cell office:value-type="float" office:value="26964" calcext:value-type="float">
            <text:p>26964</text:p>
          </table:table-cell>
          <table:table-cell office:value-type="float" office:value="16671" calcext:value-type="float">
            <text:p>16671</text:p>
          </table:table-cell>
          <table:table-cell office:value-type="float" office:value="9627" calcext:value-type="float">
            <text:p>9627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9430" calcext:value-type="float">
            <text:p>9430</text:p>
          </table:table-cell>
          <table:table-cell office:value-type="float" office:value="108760" calcext:value-type="float">
            <text:p>108760</text:p>
          </table:table-cell>
          <table:table-cell office:value-type="float" office:value="25265" calcext:value-type="float">
            <text:p>25265</text:p>
          </table:table-cell>
          <table:table-cell office:value-type="float" office:value="16462" calcext:value-type="float">
            <text:p>16462</text:p>
          </table:table-cell>
          <table:table-cell office:value-type="float" office:value="9331" calcext:value-type="float">
            <text:p>9331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8643" calcext:value-type="float">
            <text:p>8643</text:p>
          </table:table-cell>
          <table:table-cell office:value-type="float" office:value="105552" calcext:value-type="float">
            <text:p>105552</text:p>
          </table:table-cell>
          <table:table-cell office:value-type="float" office:value="24238" calcext:value-type="float">
            <text:p>24238</text:p>
          </table:table-cell>
          <table:table-cell office:value-type="float" office:value="15756" calcext:value-type="float">
            <text:p>15756</text:p>
          </table:table-cell>
          <table:table-cell office:value-type="float" office:value="8764" calcext:value-type="float">
            <text:p>8764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9874" calcext:value-type="float">
            <text:p>9874</text:p>
          </table:table-cell>
          <table:table-cell office:value-type="float" office:value="105934" calcext:value-type="float">
            <text:p>105934</text:p>
          </table:table-cell>
          <table:table-cell office:value-type="float" office:value="23958" calcext:value-type="float">
            <text:p>23958</text:p>
          </table:table-cell>
          <table:table-cell office:value-type="float" office:value="16515" calcext:value-type="float">
            <text:p>16515</text:p>
          </table:table-cell>
          <table:table-cell office:value-type="float" office:value="9006" calcext:value-type="float">
            <text:p>9006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09/28-10/05</text:p>
          </table:table-cell>
          <table:table-cell office:value-type="float" office:value="10276" calcext:value-type="float">
            <text:p>10276</text:p>
          </table:table-cell>
          <table:table-cell office:value-type="float" office:value="105228" calcext:value-type="float">
            <text:p>105228</text:p>
          </table:table-cell>
          <table:table-cell office:value-type="float" office:value="23673" calcext:value-type="float">
            <text:p>23673</text:p>
          </table:table-cell>
          <table:table-cell office:value-type="float" office:value="15802" calcext:value-type="float">
            <text:p>15802</text:p>
          </table:table-cell>
          <table:table-cell office:value-type="float" office:value="8985" calcext:value-type="float">
            <text:p>8985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10/05-10/12</text:p>
          </table:table-cell>
          <table:table-cell office:value-type="float" office:value="9802" calcext:value-type="float">
            <text:p>9802</text:p>
          </table:table-cell>
          <table:table-cell office:value-type="float" office:value="108515" calcext:value-type="float">
            <text:p>108515</text:p>
          </table:table-cell>
          <table:table-cell office:value-type="float" office:value="24214" calcext:value-type="float">
            <text:p>24214</text:p>
          </table:table-cell>
          <table:table-cell office:value-type="float" office:value="16344" calcext:value-type="float">
            <text:p>16344</text:p>
          </table:table-cell>
          <table:table-cell office:value-type="float" office:value="8952" calcext:value-type="float">
            <text:p>8952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10/12-10/19</text:p>
          </table:table-cell>
          <table:table-cell office:value-type="float" office:value="9618" calcext:value-type="float">
            <text:p>9618</text:p>
          </table:table-cell>
          <table:table-cell office:value-type="float" office:value="102269" calcext:value-type="float">
            <text:p>102269</text:p>
          </table:table-cell>
          <table:table-cell office:value-type="float" office:value="24104" calcext:value-type="float">
            <text:p>24104</text:p>
          </table:table-cell>
          <table:table-cell office:value-type="float" office:value="16299" calcext:value-type="float">
            <text:p>16299</text:p>
          </table:table-cell>
          <table:table-cell office:value-type="float" office:value="9029" calcext:value-type="float">
            <text:p>9029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/19-10/26</text:p>
          </table:table-cell>
          <table:table-cell office:value-type="float" office:value="9226" calcext:value-type="float">
            <text:p>9226</text:p>
          </table:table-cell>
          <table:table-cell office:value-type="float" office:value="88607" calcext:value-type="float">
            <text:p>88607</text:p>
          </table:table-cell>
          <table:table-cell office:value-type="float" office:value="21516" calcext:value-type="float">
            <text:p>21516</text:p>
          </table:table-cell>
          <table:table-cell office:value-type="float" office:value="15560" calcext:value-type="float">
            <text:p>15560</text:p>
          </table:table-cell>
          <table:table-cell office:value-type="float" office:value="8696" calcext:value-type="float">
            <text:p>8696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0/26-11/02</text:p>
          </table:table-cell>
          <table:table-cell office:value-type="float" office:value="9187" calcext:value-type="float">
            <text:p>9187</text:p>
          </table:table-cell>
          <table:table-cell office:value-type="float" office:value="95999" calcext:value-type="float">
            <text:p>95999</text:p>
          </table:table-cell>
          <table:table-cell office:value-type="float" office:value="22306" calcext:value-type="float">
            <text:p>22306</text:p>
          </table:table-cell>
          <table:table-cell office:value-type="float" office:value="15305" calcext:value-type="float">
            <text:p>15305</text:p>
          </table:table-cell>
          <table:table-cell office:value-type="float" office:value="9052" calcext:value-type="float">
            <text:p>9052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11/02-11/09</text:p>
          </table:table-cell>
          <table:table-cell office:value-type="float" office:value="8437" calcext:value-type="float">
            <text:p>8437</text:p>
          </table:table-cell>
          <table:table-cell office:value-type="float" office:value="97610" calcext:value-type="float">
            <text:p>97610</text:p>
          </table:table-cell>
          <table:table-cell office:value-type="float" office:value="21599" calcext:value-type="float">
            <text:p>21599</text:p>
          </table:table-cell>
          <table:table-cell office:value-type="float" office:value="14621" calcext:value-type="float">
            <text:p>14621</text:p>
          </table:table-cell>
          <table:table-cell office:value-type="float" office:value="8404" calcext:value-type="float">
            <text:p>8404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1/09-11/16</text:p>
          </table:table-cell>
          <table:table-cell office:value-type="float" office:value="7827" calcext:value-type="float">
            <text:p>7827</text:p>
          </table:table-cell>
          <table:table-cell office:value-type="float" office:value="82777" calcext:value-type="float">
            <text:p>82777</text:p>
          </table:table-cell>
          <table:table-cell office:value-type="float" office:value="18272" calcext:value-type="float">
            <text:p>18272</text:p>
          </table:table-cell>
          <table:table-cell office:value-type="float" office:value="13657" calcext:value-type="float">
            <text:p>13657</text:p>
          </table:table-cell>
          <table:table-cell office:value-type="float" office:value="7889" calcext:value-type="float">
            <text:p>7889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1/16-11/23</text:p>
          </table:table-cell>
          <table:table-cell office:value-type="float" office:value="7574" calcext:value-type="float">
            <text:p>7574</text:p>
          </table:table-cell>
          <table:table-cell office:value-type="float" office:value="87806" calcext:value-type="float">
            <text:p>87806</text:p>
          </table:table-cell>
          <table:table-cell office:value-type="float" office:value="18167" calcext:value-type="float">
            <text:p>18167</text:p>
          </table:table-cell>
          <table:table-cell office:value-type="float" office:value="13331" calcext:value-type="float">
            <text:p>13331</text:p>
          </table:table-cell>
          <table:table-cell office:value-type="float" office:value="7689" calcext:value-type="float">
            <text:p>7689</text:p>
          </table:table-cell>
          <table:table-cell table:number-columns-repeated="101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11/23-11/30</text:p>
          </table:table-cell>
          <table:table-cell office:value-type="float" office:value="6847" calcext:value-type="float">
            <text:p>6847</text:p>
          </table:table-cell>
          <table:table-cell office:value-type="float" office:value="81717" calcext:value-type="float">
            <text:p>81717</text:p>
          </table:table-cell>
          <table:table-cell office:value-type="float" office:value="14292" calcext:value-type="float">
            <text:p>14292</text:p>
          </table:table-cell>
          <table:table-cell office:value-type="float" office:value="10122" calcext:value-type="float">
            <text:p>10122</text:p>
          </table:table-cell>
          <table:table-cell office:value-type="float" office:value="6599" calcext:value-type="float">
            <text:p>6599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1/30-12/07</text:p>
          </table:table-cell>
          <table:table-cell office:value-type="float" office:value="8724" calcext:value-type="float">
            <text:p>8724</text:p>
          </table:table-cell>
          <table:table-cell office:value-type="float" office:value="96994" calcext:value-type="float">
            <text:p>96994</text:p>
          </table:table-cell>
          <table:table-cell office:value-type="float" office:value="17643" calcext:value-type="float">
            <text:p>17643</text:p>
          </table:table-cell>
          <table:table-cell office:value-type="float" office:value="12525" calcext:value-type="float">
            <text:p>12525</text:p>
          </table:table-cell>
          <table:table-cell office:value-type="float" office:value="7899" calcext:value-type="float">
            <text:p>7899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2/07-12/14</text:p>
          </table:table-cell>
          <table:table-cell office:value-type="float" office:value="8783" calcext:value-type="float">
            <text:p>8783</text:p>
          </table:table-cell>
          <table:table-cell office:value-type="float" office:value="94542" calcext:value-type="float">
            <text:p>94542</text:p>
          </table:table-cell>
          <table:table-cell office:value-type="float" office:value="17666" calcext:value-type="float">
            <text:p>17666</text:p>
          </table:table-cell>
          <table:table-cell office:value-type="float" office:value="12929" calcext:value-type="float">
            <text:p>12929</text:p>
          </table:table-cell>
          <table:table-cell office:value-type="float" office:value="8026" calcext:value-type="float">
            <text:p>8026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2/14-12/21</text:p>
          </table:table-cell>
          <table:table-cell office:value-type="float" office:value="8743" calcext:value-type="float">
            <text:p>8743</text:p>
          </table:table-cell>
          <table:table-cell office:value-type="float" office:value="97247" calcext:value-type="float">
            <text:p>97247</text:p>
          </table:table-cell>
          <table:table-cell office:value-type="float" office:value="18198" calcext:value-type="float">
            <text:p>18198</text:p>
          </table:table-cell>
          <table:table-cell office:value-type="float" office:value="13389" calcext:value-type="float">
            <text:p>13389</text:p>
          </table:table-cell>
          <table:table-cell office:value-type="float" office:value="8295" calcext:value-type="float">
            <text:p>8295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2/21-12/28</text:p>
          </table:table-cell>
          <table:table-cell office:value-type="float" office:value="6144" calcext:value-type="float">
            <text:p>6144</text:p>
          </table:table-cell>
          <table:table-cell office:value-type="float" office:value="73032" calcext:value-type="float">
            <text:p>73032</text:p>
          </table:table-cell>
          <table:table-cell office:value-type="float" office:value="13462" calcext:value-type="float">
            <text:p>13462</text:p>
          </table:table-cell>
          <table:table-cell office:value-type="float" office:value="9611" calcext:value-type="float">
            <text:p>9611</text:p>
          </table:table-cell>
          <table:table-cell office:value-type="float" office:value="6464" calcext:value-type="float">
            <text:p>6464</text:p>
          </table:table-cell>
          <table:table-cell table:number-columns-repeated="101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2/28-01/04</text:p>
          </table:table-cell>
          <table:table-cell office:value-type="float" office:value="8124" calcext:value-type="float">
            <text:p>8124</text:p>
          </table:table-cell>
          <table:table-cell office:value-type="float" office:value="95294" calcext:value-type="float">
            <text:p>95294</text:p>
          </table:table-cell>
          <table:table-cell office:value-type="float" office:value="17166" calcext:value-type="float">
            <text:p>17166</text:p>
          </table:table-cell>
          <table:table-cell office:value-type="float" office:value="11543" calcext:value-type="float">
            <text:p>11543</text:p>
          </table:table-cell>
          <table:table-cell office:value-type="float" office:value="7445" calcext:value-type="float">
            <text:p>7445</text:p>
          </table:table-cell>
          <table:table-cell table:number-columns-repeated="10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01/04-01/11</text:p>
          </table:table-cell>
          <table:table-cell office:value-type="float" office:value="8579" calcext:value-type="float">
            <text:p>8579</text:p>
          </table:table-cell>
          <table:table-cell office:value-type="float" office:value="91767" calcext:value-type="float">
            <text:p>91767</text:p>
          </table:table-cell>
          <table:table-cell office:value-type="float" office:value="17493" calcext:value-type="float">
            <text:p>17493</text:p>
          </table:table-cell>
          <table:table-cell office:value-type="float" office:value="12856" calcext:value-type="float">
            <text:p>12856</text:p>
          </table:table-cell>
          <table:table-cell office:value-type="float" office:value="8190" calcext:value-type="float">
            <text:p>8190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01/11-01/18</text:p>
          </table:table-cell>
          <table:table-cell office:value-type="float" office:value="7741" calcext:value-type="float">
            <text:p>7741</text:p>
          </table:table-cell>
          <table:table-cell office:value-type="float" office:value="78391" calcext:value-type="float">
            <text:p>78391</text:p>
          </table:table-cell>
          <table:table-cell office:value-type="float" office:value="17736" calcext:value-type="float">
            <text:p>17736</text:p>
          </table:table-cell>
          <table:table-cell office:value-type="float" office:value="13897" calcext:value-type="float">
            <text:p>13897</text:p>
          </table:table-cell>
          <table:table-cell office:value-type="float" office:value="7964" calcext:value-type="float">
            <text:p>7964</text:p>
          </table:table-cell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01/18-01/25</text:p>
          </table:table-cell>
          <table:table-cell office:value-type="float" office:value="7743" calcext:value-type="float">
            <text:p>7743</text:p>
          </table:table-cell>
          <table:table-cell office:value-type="float" office:value="80079" calcext:value-type="float">
            <text:p>80079</text:p>
          </table:table-cell>
          <table:table-cell office:value-type="float" office:value="17527" calcext:value-type="float">
            <text:p>17527</text:p>
          </table:table-cell>
          <table:table-cell office:value-type="float" office:value="13658" calcext:value-type="float">
            <text:p>13658</text:p>
          </table:table-cell>
          <table:table-cell office:value-type="float" office:value="7867" calcext:value-type="float">
            <text:p>7867</text:p>
          </table:table-cell>
          <table:table-cell table:number-columns-repeated="101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01/25-02/01</text:p>
          </table:table-cell>
          <table:table-cell office:value-type="float" office:value="7651" calcext:value-type="float">
            <text:p>7651</text:p>
          </table:table-cell>
          <table:table-cell office:value-type="float" office:value="80567" calcext:value-type="float">
            <text:p>80567</text:p>
          </table:table-cell>
          <table:table-cell office:value-type="float" office:value="18099" calcext:value-type="float">
            <text:p>18099</text:p>
          </table:table-cell>
          <table:table-cell office:value-type="float" office:value="14232" calcext:value-type="float">
            <text:p>14232</text:p>
          </table:table-cell>
          <table:table-cell office:value-type="float" office:value="8407" calcext:value-type="float">
            <text:p>8407</text:p>
          </table:table-cell>
          <table:table-cell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2/01-02/08</text:p>
          </table:table-cell>
          <table:table-cell office:value-type="float" office:value="7729" calcext:value-type="float">
            <text:p>7729</text:p>
          </table:table-cell>
          <table:table-cell office:value-type="float" office:value="78654" calcext:value-type="float">
            <text:p>78654</text:p>
          </table:table-cell>
          <table:table-cell office:value-type="float" office:value="17886" calcext:value-type="float">
            <text:p>17886</text:p>
          </table:table-cell>
          <table:table-cell office:value-type="float" office:value="14210" calcext:value-type="float">
            <text:p>14210</text:p>
          </table:table-cell>
          <table:table-cell office:value-type="float" office:value="8105" calcext:value-type="float">
            <text:p>8105</text:p>
          </table:table-cell>
          <table:table-cell table:number-columns-repeated="101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02/08-02/15</text:p>
          </table:table-cell>
          <table:table-cell office:value-type="float" office:value="7961" calcext:value-type="float">
            <text:p>7961</text:p>
          </table:table-cell>
          <table:table-cell office:value-type="float" office:value="85469" calcext:value-type="float">
            <text:p>85469</text:p>
          </table:table-cell>
          <table:table-cell office:value-type="float" office:value="18209" calcext:value-type="float">
            <text:p>18209</text:p>
          </table:table-cell>
          <table:table-cell office:value-type="float" office:value="13965" calcext:value-type="float">
            <text:p>13965</text:p>
          </table:table-cell>
          <table:table-cell office:value-type="float" office:value="7654" calcext:value-type="float">
            <text:p>7654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02/15-02/22</text:p>
          </table:table-cell>
          <table:table-cell office:value-type="float" office:value="9143" calcext:value-type="float">
            <text:p>9143</text:p>
          </table:table-cell>
          <table:table-cell office:value-type="float" office:value="98437" calcext:value-type="float">
            <text:p>98437</text:p>
          </table:table-cell>
          <table:table-cell office:value-type="float" office:value="19144" calcext:value-type="float">
            <text:p>19144</text:p>
          </table:table-cell>
          <table:table-cell office:value-type="float" office:value="14593" calcext:value-type="float">
            <text:p>14593</text:p>
          </table:table-cell>
          <table:table-cell office:value-type="float" office:value="8197" calcext:value-type="float">
            <text:p>8197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02/15-03/01</text:p>
          </table:table-cell>
          <table:table-cell office:value-type="float" office:value="9908" calcext:value-type="float">
            <text:p>9908</text:p>
          </table:table-cell>
          <table:table-cell office:value-type="float" office:value="111655" calcext:value-type="float">
            <text:p>111655</text:p>
          </table:table-cell>
          <table:table-cell office:value-type="float" office:value="21128" calcext:value-type="float">
            <text:p>21128</text:p>
          </table:table-cell>
          <table:table-cell office:value-type="float" office:value="15176" calcext:value-type="float">
            <text:p>15176</text:p>
          </table:table-cell>
          <table:table-cell office:value-type="float" office:value="8088" calcext:value-type="float">
            <text:p>8088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03/01-03/08</text:p>
          </table:table-cell>
          <table:table-cell office:value-type="float" office:value="10315" calcext:value-type="float">
            <text:p>10315</text:p>
          </table:table-cell>
          <table:table-cell office:value-type="float" office:value="115778" calcext:value-type="float">
            <text:p>115778</text:p>
          </table:table-cell>
          <table:table-cell office:value-type="float" office:value="22202" calcext:value-type="float">
            <text:p>22202</text:p>
          </table:table-cell>
          <table:table-cell office:value-type="float" office:value="14976" calcext:value-type="float">
            <text:p>14976</text:p>
          </table:table-cell>
          <table:table-cell office:value-type="float" office:value="7749" calcext:value-type="float">
            <text:p>7749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03/08-03/15</text:p>
          </table:table-cell>
          <table:table-cell office:value-type="float" office:value="10117" calcext:value-type="float">
            <text:p>10117</text:p>
          </table:table-cell>
          <table:table-cell office:value-type="float" office:value="116850" calcext:value-type="float">
            <text:p>116850</text:p>
          </table:table-cell>
          <table:table-cell office:value-type="float" office:value="22174" calcext:value-type="float">
            <text:p>22174</text:p>
          </table:table-cell>
          <table:table-cell office:value-type="float" office:value="14592" calcext:value-type="float">
            <text:p>14592</text:p>
          </table:table-cell>
          <table:table-cell office:value-type="float" office:value="7731" calcext:value-type="float">
            <text:p>7731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03/15-03/22</text:p>
          </table:table-cell>
          <table:table-cell office:value-type="float" office:value="10084" calcext:value-type="float">
            <text:p>10084</text:p>
          </table:table-cell>
          <table:table-cell office:value-type="float" office:value="122911" calcext:value-type="float">
            <text:p>122911</text:p>
          </table:table-cell>
          <table:table-cell office:value-type="float" office:value="23739" calcext:value-type="float">
            <text:p>23739</text:p>
          </table:table-cell>
          <table:table-cell office:value-type="float" office:value="15382" calcext:value-type="float">
            <text:p>15382</text:p>
          </table:table-cell>
          <table:table-cell office:value-type="float" office:value="7809" calcext:value-type="float">
            <text:p>7809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03/22-03/29</text:p>
          </table:table-cell>
          <table:table-cell office:value-type="float" office:value="9906" calcext:value-type="float">
            <text:p>9906</text:p>
          </table:table-cell>
          <table:table-cell office:value-type="float" office:value="116450" calcext:value-type="float">
            <text:p>116450</text:p>
          </table:table-cell>
          <table:table-cell office:value-type="float" office:value="22775" calcext:value-type="float">
            <text:p>22775</text:p>
          </table:table-cell>
          <table:table-cell office:value-type="float" office:value="15056" calcext:value-type="float">
            <text:p>15056</text:p>
          </table:table-cell>
          <table:table-cell office:value-type="float" office:value="7674" calcext:value-type="float">
            <text:p>7674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03/29-04/05</text:p>
          </table:table-cell>
          <table:table-cell office:value-type="float" office:value="10276" calcext:value-type="float">
            <text:p>10276</text:p>
          </table:table-cell>
          <table:table-cell office:value-type="float" office:value="118712" calcext:value-type="float">
            <text:p>118712</text:p>
          </table:table-cell>
          <table:table-cell office:value-type="float" office:value="23613" calcext:value-type="float">
            <text:p>23613</text:p>
          </table:table-cell>
          <table:table-cell office:value-type="float" office:value="14783" calcext:value-type="float">
            <text:p>14783</text:p>
          </table:table-cell>
          <table:table-cell office:value-type="float" office:value="7642" calcext:value-type="float">
            <text:p>7642</text:p>
          </table:table-cell>
          <table:table-cell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04/05-04/12</text:p>
          </table:table-cell>
          <table:table-cell office:value-type="float" office:value="10748" calcext:value-type="float">
            <text:p>10748</text:p>
          </table:table-cell>
          <table:table-cell office:value-type="float" office:value="125554" calcext:value-type="float">
            <text:p>125554</text:p>
          </table:table-cell>
          <table:table-cell office:value-type="float" office:value="23919" calcext:value-type="float">
            <text:p>23919</text:p>
          </table:table-cell>
          <table:table-cell office:value-type="float" office:value="15994" calcext:value-type="float">
            <text:p>15994</text:p>
          </table:table-cell>
          <table:table-cell office:value-type="float" office:value="7833" calcext:value-type="float">
            <text:p>7833</text:p>
          </table:table-cell>
          <table:table-cell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04/12-04/19</text:p>
          </table:table-cell>
          <table:table-cell office:value-type="float" office:value="10718" calcext:value-type="float">
            <text:p>10718</text:p>
          </table:table-cell>
          <table:table-cell office:value-type="float" office:value="121655" calcext:value-type="float">
            <text:p>121655</text:p>
          </table:table-cell>
          <table:table-cell office:value-type="float" office:value="24902" calcext:value-type="float">
            <text:p>24902</text:p>
          </table:table-cell>
          <table:table-cell office:value-type="float" office:value="16247" calcext:value-type="float">
            <text:p>16247</text:p>
          </table:table-cell>
          <table:table-cell office:value-type="float" office:value="7937" calcext:value-type="float">
            <text:p>7937</text:p>
          </table:table-cell>
          <table:table-cell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04/19-04/26</text:p>
          </table:table-cell>
          <table:table-cell office:value-type="float" office:value="9851" calcext:value-type="float">
            <text:p>9851</text:p>
          </table:table-cell>
          <table:table-cell office:value-type="float" office:value="119054" calcext:value-type="float">
            <text:p>119054</text:p>
          </table:table-cell>
          <table:table-cell office:value-type="float" office:value="24090" calcext:value-type="float">
            <text:p>24090</text:p>
          </table:table-cell>
          <table:table-cell office:value-type="float" office:value="16087" calcext:value-type="float">
            <text:p>16087</text:p>
          </table:table-cell>
          <table:table-cell office:value-type="float" office:value="7727" calcext:value-type="float">
            <text:p>7727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04/26-05/02</text:p>
          </table:table-cell>
          <table:table-cell office:value-type="float" office:value="9435" calcext:value-type="float">
            <text:p>9435</text:p>
          </table:table-cell>
          <table:table-cell office:value-type="float" office:value="130368" calcext:value-type="float">
            <text:p>130368</text:p>
          </table:table-cell>
          <table:table-cell office:value-type="float" office:value="25687" calcext:value-type="float">
            <text:p>25687</text:p>
          </table:table-cell>
          <table:table-cell office:value-type="float" office:value="16097" calcext:value-type="float">
            <text:p>16097</text:p>
          </table:table-cell>
          <table:table-cell office:value-type="float" office:value="8185" calcext:value-type="float">
            <text:p>8185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05/03-05/10</text:p>
          </table:table-cell>
          <table:table-cell office:value-type="float" office:value="10059" calcext:value-type="float">
            <text:p>10059</text:p>
          </table:table-cell>
          <table:table-cell office:value-type="float" office:value="136955" calcext:value-type="float">
            <text:p>136955</text:p>
          </table:table-cell>
          <table:table-cell office:value-type="float" office:value="27362" calcext:value-type="float">
            <text:p>27362</text:p>
          </table:table-cell>
          <table:table-cell office:value-type="float" office:value="16515" calcext:value-type="float">
            <text:p>16515</text:p>
          </table:table-cell>
          <table:table-cell office:value-type="float" office:value="8345" calcext:value-type="float">
            <text:p>8345</text:p>
          </table:table-cell>
          <table:table-cell table:number-columns-repeated="101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05/10-05/17</text:p>
          </table:table-cell>
          <table:table-cell office:value-type="float" office:value="10380" calcext:value-type="float">
            <text:p>10380</text:p>
          </table:table-cell>
          <table:table-cell office:value-type="float" office:value="141116" calcext:value-type="float">
            <text:p>141116</text:p>
          </table:table-cell>
          <table:table-cell office:value-type="float" office:value="28443" calcext:value-type="float">
            <text:p>28443</text:p>
          </table:table-cell>
          <table:table-cell office:value-type="float" office:value="17057" calcext:value-type="float">
            <text:p>17057</text:p>
          </table:table-cell>
          <table:table-cell office:value-type="float" office:value="8559" calcext:value-type="float">
            <text:p>8559</text:p>
          </table:table-cell>
          <table:table-cell table:number-columns-repeated="101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05/17-05/24</text:p>
          </table:table-cell>
          <table:table-cell office:value-type="float" office:value="9905" calcext:value-type="float">
            <text:p>9905</text:p>
          </table:table-cell>
          <table:table-cell office:value-type="float" office:value="140554" calcext:value-type="float">
            <text:p>140554</text:p>
          </table:table-cell>
          <table:table-cell office:value-type="float" office:value="29216" calcext:value-type="float">
            <text:p>29216</text:p>
          </table:table-cell>
          <table:table-cell office:value-type="float" office:value="17809" calcext:value-type="float">
            <text:p>17809</text:p>
          </table:table-cell>
          <table:table-cell office:value-type="float" office:value="8752" calcext:value-type="float">
            <text:p>8752</text:p>
          </table:table-cell>
          <table:table-cell table:number-columns-repeated="101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05/24-05/31</text:p>
          </table:table-cell>
          <table:table-cell office:value-type="float" office:value="7199" calcext:value-type="float">
            <text:p>7199</text:p>
          </table:table-cell>
          <table:table-cell office:value-type="float" office:value="137947" calcext:value-type="float">
            <text:p>137947</text:p>
          </table:table-cell>
          <table:table-cell office:value-type="float" office:value="27494" calcext:value-type="float">
            <text:p>27494</text:p>
          </table:table-cell>
          <table:table-cell office:value-type="float" office:value="16935" calcext:value-type="float">
            <text:p>16935</text:p>
          </table:table-cell>
          <table:table-cell office:value-type="float" office:value="8346" calcext:value-type="float">
            <text:p>8346</text:p>
          </table:table-cell>
          <table:table-cell table:number-columns-repeated="101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05/31-06/07</text:p>
          </table:table-cell>
          <table:table-cell office:value-type="float" office:value="6677" calcext:value-type="float">
            <text:p>6677</text:p>
          </table:table-cell>
          <table:table-cell office:value-type="float" office:value="144881" calcext:value-type="float">
            <text:p>144881</text:p>
          </table:table-cell>
          <table:table-cell office:value-type="float" office:value="28865" calcext:value-type="float">
            <text:p>28865</text:p>
          </table:table-cell>
          <table:table-cell office:value-type="float" office:value="16313" calcext:value-type="float">
            <text:p>16313</text:p>
          </table:table-cell>
          <table:table-cell office:value-type="float" office:value="8497" calcext:value-type="float">
            <text:p>8497</text:p>
          </table:table-cell>
          <table:table-cell table:number-columns-repeated="101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06/07-06/14</text:p>
          </table:table-cell>
          <table:table-cell office:value-type="float" office:value="6324" calcext:value-type="float">
            <text:p>6324</text:p>
          </table:table-cell>
          <table:table-cell office:value-type="float" office:value="137107" calcext:value-type="float">
            <text:p>137107</text:p>
          </table:table-cell>
          <table:table-cell office:value-type="float" office:value="28106" calcext:value-type="float">
            <text:p>28106</text:p>
          </table:table-cell>
          <table:table-cell office:value-type="float" office:value="15731" calcext:value-type="float">
            <text:p>15731</text:p>
          </table:table-cell>
          <table:table-cell office:value-type="float" office:value="8477" calcext:value-type="float">
            <text:p>8477</text:p>
          </table:table-cell>
          <table:table-cell table:number-columns-repeated="101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06/14-06/21</text:p>
          </table:table-cell>
          <table:table-cell office:value-type="float" office:value="6374" calcext:value-type="float">
            <text:p>6374</text:p>
          </table:table-cell>
          <table:table-cell office:value-type="float" office:value="134190" calcext:value-type="float">
            <text:p>134190</text:p>
          </table:table-cell>
          <table:table-cell office:value-type="float" office:value="28270" calcext:value-type="float">
            <text:p>28270</text:p>
          </table:table-cell>
          <table:table-cell office:value-type="float" office:value="15787" calcext:value-type="float">
            <text:p>15787</text:p>
          </table:table-cell>
          <table:table-cell office:value-type="float" office:value="8737" calcext:value-type="float">
            <text:p>8737</text:p>
          </table:table-cell>
          <table:table-cell table:number-columns-repeated="101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06/21-06/28</text:p>
          </table:table-cell>
          <table:table-cell office:value-type="float" office:value="6430" calcext:value-type="float">
            <text:p>6430</text:p>
          </table:table-cell>
          <table:table-cell office:value-type="float" office:value="132740" calcext:value-type="float">
            <text:p>132740</text:p>
          </table:table-cell>
          <table:table-cell office:value-type="float" office:value="28263" calcext:value-type="float">
            <text:p>28263</text:p>
          </table:table-cell>
          <table:table-cell office:value-type="float" office:value="15907" calcext:value-type="float">
            <text:p>15907</text:p>
          </table:table-cell>
          <table:table-cell office:value-type="float" office:value="8978" calcext:value-type="float">
            <text:p>8978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3">
      <number:minutes number:style="long"/>
      <number:text>:</number:text>
      <number:seconds number:style="long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0:29:59.6395989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penpyxl</meta:initial-creator>
    <meta:creation-date>2022-05-03T07:26:37</meta:creation-date>
    <dc:date>2022-05-03T10:31:42.346087086</dc:date>
    <meta:generator>LibreOffice/7.3.2.2$MacOSX_AARCH64 LibreOffice_project/49f2b1bff42cfccbd8f788c8dc32c1c309559be0</meta:generator>
    <meta:editing-duration>PT4M47S</meta:editing-duration>
    <meta:editing-cycles>3</meta:editing-cycles>
    <meta:document-statistic meta:table-count="1" meta:cell-count="489" meta:object-count="1"/>
    <meta:user-defined meta:name="AppVersion">3.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cm" svg:height="16.762cm" xlink:href=".." xlink:type="simple" chart:class="chart:line" chart:style-name="ch1">
        <chart:legend chart:legend-position="end" svg:x="0.902cm" svg:y="0.223cm" style:legend-expansion="custom" svg:width="28.119cm" svg:height="1.933cm" style:legend-expansion-aspect-ratio="14.5468184169684" chart:style-name="ch2"/>
        <chart:plot-area chart:style-name="ch3" table:cell-range-address="Sheet1.B1:Sheet1.G70" chart:data-source-has-labels="both" svg:x="0.575cm" svg:y="2.073cm" svg:width="29.148cm" svg:height="14.269cm">
          <chart:coordinate-region svg:x="2.076cm" svg:y="2.274cm" svg:width="27.505cm" svg:height="12.177cm"/>
          <chart:axis chart:dimension="x" chart:name="primary-x" chart:style-name="ch4" chartooo:axis-type="auto">
            <chartooo:date-scale/>
            <chart:title svg:x="14.602cm" svg:y="16.232cm" chart:style-name="ch5">
              <text:p>Weeks</text:p>
            </chart:title>
            <chart:categories table:cell-range-address="Sheet1.B2:Sheet1.B70"/>
          </chart:axis>
          <chart:axis chart:dimension="y" chart:name="primary-y" chart:style-name="ch6">
            <chart:title svg:x="0cm" svg:y="10.434cm" chart:style-name="ch7">
              <text:p>Number of Visits</text:p>
            </chart:title>
            <chart:grid chart:style-name="ch8" chart:class="major"/>
          </chart:axis>
          <chart:series chart:style-name="ch9" chart:values-cell-range-address="Sheet1.C2:Sheet1.C70" chart:label-cell-address="Sheet1.C1:Sheet1.C1" chart:class="chart:line">
            <chart:data-point chart:repeated="69"/>
          </chart:series>
          <chart:series chart:style-name="ch10" chart:values-cell-range-address="Sheet1.D2:Sheet1.D70" chart:label-cell-address="Sheet1.D1:Sheet1.D1" chart:class="chart:line">
            <chart:data-point chart:repeated="69"/>
          </chart:series>
          <chart:series chart:style-name="ch11" chart:values-cell-range-address="Sheet1.E2:Sheet1.E70" chart:label-cell-address="Sheet1.E1:Sheet1.E1" chart:class="chart:line">
            <chart:data-point chart:repeated="69"/>
          </chart:series>
          <chart:series chart:style-name="ch12" chart:values-cell-range-address="Sheet1.F2:Sheet1.F70" chart:label-cell-address="Sheet1.F1:Sheet1.F1" chart:class="chart:line">
            <chart:data-point chart:repeated="69"/>
          </chart:series>
          <chart:series chart:style-name="ch13" chart:values-cell-range-address="Sheet1.G2:Sheet1.G70" chart:label-cell-address="Sheet1.G1:Sheet1.G1" chart:class="chart:line">
            <chart:data-point chart:repeated="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5</text:p>
                <draw:g>
                  <svg:desc>Sheet1.C1:Sheet1.C1</svg:desc>
                </draw:g>
              </table:table-cell>
              <table:table-cell office:value-type="string">
                <text:p>5-20</text:p>
                <draw:g>
                  <svg:desc>Sheet1.D1:Sheet1.D1</svg:desc>
                </draw:g>
              </table:table-cell>
              <table:table-cell office:value-type="string">
                <text:p>21-60</text:p>
                <draw:g>
                  <svg:desc>Sheet1.E1:Sheet1.E1</svg:desc>
                </draw:g>
              </table:table-cell>
              <table:table-cell office:value-type="string">
                <text:p>61-240</text:p>
                <draw:g>
                  <svg:desc>Sheet1.F1:Sheet1.F1</svg:desc>
                </draw:g>
              </table:table-cell>
              <table:table-cell office:value-type="string">
                <text:p>&gt;24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2-03/09</text:p>
                <draw:g>
                  <svg:desc>Sheet1.B2:Sheet1.B70</svg:desc>
                </draw:g>
              </table:table-cell>
              <table:table-cell office:value-type="float" office:value="9122">
                <text:p>9122</text:p>
                <draw:g>
                  <svg:desc>Sheet1.C2:Sheet1.C70</svg:desc>
                </draw:g>
              </table:table-cell>
              <table:table-cell office:value-type="float" office:value="108845">
                <text:p>108845</text:p>
                <draw:g>
                  <svg:desc>Sheet1.D2:Sheet1.D70</svg:desc>
                </draw:g>
              </table:table-cell>
              <table:table-cell office:value-type="float" office:value="48815">
                <text:p>48815</text:p>
                <draw:g>
                  <svg:desc>Sheet1.E2:Sheet1.E70</svg:desc>
                </draw:g>
              </table:table-cell>
              <table:table-cell office:value-type="float" office:value="28208">
                <text:p>28208</text:p>
                <draw:g>
                  <svg:desc>Sheet1.F2:Sheet1.F70</svg:desc>
                </draw:g>
              </table:table-cell>
              <table:table-cell office:value-type="float" office:value="14617">
                <text:p>14617</text:p>
                <draw:g>
                  <svg:desc>Sheet1.G2:Sheet1.G70</svg:desc>
                </draw:g>
              </table:table-cell>
            </table:table-row>
            <table:table-row>
              <table:table-cell office:value-type="string">
                <text:p>03/09-3/16</text:p>
              </table:table-cell>
              <table:table-cell office:value-type="float" office:value="7986">
                <text:p>7986</text:p>
              </table:table-cell>
              <table:table-cell office:value-type="float" office:value="93452">
                <text:p>93452</text:p>
              </table:table-cell>
              <table:table-cell office:value-type="float" office:value="38381">
                <text:p>38381</text:p>
              </table:table-cell>
              <table:table-cell office:value-type="float" office:value="20779">
                <text:p>20779</text:p>
              </table:table-cell>
              <table:table-cell office:value-type="float" office:value="11630">
                <text:p>11630</text:p>
              </table:table-cell>
            </table:table-row>
            <table:table-row>
              <table:table-cell office:value-type="string">
                <text:p>03/16-03/23</text:p>
              </table:table-cell>
              <table:table-cell office:value-type="float" office:value="5912">
                <text:p>5912</text:p>
              </table:table-cell>
              <table:table-cell office:value-type="float" office:value="60599">
                <text:p>60599</text:p>
              </table:table-cell>
              <table:table-cell office:value-type="float" office:value="13337">
                <text:p>13337</text:p>
              </table:table-cell>
              <table:table-cell office:value-type="float" office:value="11650">
                <text:p>11650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03/23-03/30</text:p>
              </table:table-cell>
              <table:table-cell office:value-type="float" office:value="6355">
                <text:p>6355</text:p>
              </table:table-cell>
              <table:table-cell office:value-type="float" office:value="63195">
                <text:p>63195</text:p>
              </table:table-cell>
              <table:table-cell office:value-type="float" office:value="10911">
                <text:p>10911</text:p>
              </table:table-cell>
              <table:table-cell office:value-type="float" office:value="9603">
                <text:p>9603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03/30-04/06</text:p>
              </table:table-cell>
              <table:table-cell office:value-type="float" office:value="6153">
                <text:p>6153</text:p>
              </table:table-cell>
              <table:table-cell office:value-type="float" office:value="66244">
                <text:p>66244</text:p>
              </table:table-cell>
              <table:table-cell office:value-type="float" office:value="10882">
                <text:p>10882</text:p>
              </table:table-cell>
              <table:table-cell office:value-type="float" office:value="9053">
                <text:p>9053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04/06-04/13</text:p>
              </table:table-cell>
              <table:table-cell office:value-type="float" office:value="5641">
                <text:p>5641</text:p>
              </table:table-cell>
              <table:table-cell office:value-type="float" office:value="64682">
                <text:p>64682</text:p>
              </table:table-cell>
              <table:table-cell office:value-type="float" office:value="10298">
                <text:p>10298</text:p>
              </table:table-cell>
              <table:table-cell office:value-type="float" office:value="8545">
                <text:p>8545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04/13-04/20</text:p>
              </table:table-cell>
              <table:table-cell office:value-type="float" office:value="5579">
                <text:p>5579</text:p>
              </table:table-cell>
              <table:table-cell office:value-type="float" office:value="76894">
                <text:p>76894</text:p>
              </table:table-cell>
              <table:table-cell office:value-type="float" office:value="11353">
                <text:p>11353</text:p>
              </table:table-cell>
              <table:table-cell office:value-type="float" office:value="8690">
                <text:p>8690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04/20-04/27</text:p>
              </table:table-cell>
              <table:table-cell office:value-type="float" office:value="6909">
                <text:p>6909</text:p>
              </table:table-cell>
              <table:table-cell office:value-type="float" office:value="89756">
                <text:p>89756</text:p>
              </table:table-cell>
              <table:table-cell office:value-type="float" office:value="13458">
                <text:p>13458</text:p>
              </table:table-cell>
              <table:table-cell office:value-type="float" office:value="9936">
                <text:p>9936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04/27-05/04</text:p>
              </table:table-cell>
              <table:table-cell office:value-type="float" office:value="7021">
                <text:p>7021</text:p>
              </table:table-cell>
              <table:table-cell office:value-type="float" office:value="97487">
                <text:p>97487</text:p>
              </table:table-cell>
              <table:table-cell office:value-type="float" office:value="15105">
                <text:p>15105</text:p>
              </table:table-cell>
              <table:table-cell office:value-type="float" office:value="10180">
                <text:p>10180</text:p>
              </table:table-cell>
              <table:table-cell office:value-type="float" office:value="7742">
                <text:p>7742</text:p>
              </table:table-cell>
            </table:table-row>
            <table:table-row>
              <table:table-cell office:value-type="string">
                <text:p>05/04-05/11</text:p>
              </table:table-cell>
              <table:table-cell office:value-type="float" office:value="7342">
                <text:p>7342</text:p>
              </table:table-cell>
              <table:table-cell office:value-type="float" office:value="95626">
                <text:p>95626</text:p>
              </table:table-cell>
              <table:table-cell office:value-type="float" office:value="14989">
                <text:p>14989</text:p>
              </table:table-cell>
              <table:table-cell office:value-type="float" office:value="10627">
                <text:p>10627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05/11-05/18</text:p>
              </table:table-cell>
              <table:table-cell office:value-type="float" office:value="7485">
                <text:p>7485</text:p>
              </table:table-cell>
              <table:table-cell office:value-type="float" office:value="94107">
                <text:p>94107</text:p>
              </table:table-cell>
              <table:table-cell office:value-type="float" office:value="14860">
                <text:p>14860</text:p>
              </table:table-cell>
              <table:table-cell office:value-type="float" office:value="11054">
                <text:p>11054</text:p>
              </table:table-cell>
              <table:table-cell office:value-type="float" office:value="8177">
                <text:p>8177</text:p>
              </table:table-cell>
            </table:table-row>
            <table:table-row>
              <table:table-cell office:value-type="string">
                <text:p>05/18-05/25</text:p>
              </table:table-cell>
              <table:table-cell office:value-type="float" office:value="7934">
                <text:p>7934</text:p>
              </table:table-cell>
              <table:table-cell office:value-type="float" office:value="104962">
                <text:p>104962</text:p>
              </table:table-cell>
              <table:table-cell office:value-type="float" office:value="17155">
                <text:p>17155</text:p>
              </table:table-cell>
              <table:table-cell office:value-type="float" office:value="11576">
                <text:p>11576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05/25-06/01</text:p>
              </table:table-cell>
              <table:table-cell office:value-type="float" office:value="8015">
                <text:p>8015</text:p>
              </table:table-cell>
              <table:table-cell office:value-type="float" office:value="109143">
                <text:p>109143</text:p>
              </table:table-cell>
              <table:table-cell office:value-type="float" office:value="18016">
                <text:p>18016</text:p>
              </table:table-cell>
              <table:table-cell office:value-type="float" office:value="11529">
                <text:p>11529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06/01-06/08</text:p>
              </table:table-cell>
              <table:table-cell office:value-type="float" office:value="9210">
                <text:p>9210</text:p>
              </table:table-cell>
              <table:table-cell office:value-type="float" office:value="117346">
                <text:p>117346</text:p>
              </table:table-cell>
              <table:table-cell office:value-type="float" office:value="21805">
                <text:p>21805</text:p>
              </table:table-cell>
              <table:table-cell office:value-type="float" office:value="14404">
                <text:p>14404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06/08-06/15</text:p>
              </table:table-cell>
              <table:table-cell office:value-type="float" office:value="8840">
                <text:p>8840</text:p>
              </table:table-cell>
              <table:table-cell office:value-type="float" office:value="113152">
                <text:p>113152</text:p>
              </table:table-cell>
              <table:table-cell office:value-type="float" office:value="22622">
                <text:p>22622</text:p>
              </table:table-cell>
              <table:table-cell office:value-type="float" office:value="15024">
                <text:p>15024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06/15-06/22</text:p>
              </table:table-cell>
              <table:table-cell office:value-type="float" office:value="8456">
                <text:p>8456</text:p>
              </table:table-cell>
              <table:table-cell office:value-type="float" office:value="110208">
                <text:p>110208</text:p>
              </table:table-cell>
              <table:table-cell office:value-type="float" office:value="22663">
                <text:p>22663</text:p>
              </table:table-cell>
              <table:table-cell office:value-type="float" office:value="14872">
                <text:p>14872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string">
                <text:p>06/22-06/29</text:p>
              </table:table-cell>
              <table:table-cell office:value-type="float" office:value="9772">
                <text:p>9772</text:p>
              </table:table-cell>
              <table:table-cell office:value-type="float" office:value="115112">
                <text:p>115112</text:p>
              </table:table-cell>
              <table:table-cell office:value-type="float" office:value="25083">
                <text:p>25083</text:p>
              </table:table-cell>
              <table:table-cell office:value-type="float" office:value="15852">
                <text:p>15852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06/29-07/06</text:p>
              </table:table-cell>
              <table:table-cell office:value-type="float" office:value="8526">
                <text:p>8526</text:p>
              </table:table-cell>
              <table:table-cell office:value-type="float" office:value="110478">
                <text:p>110478</text:p>
              </table:table-cell>
              <table:table-cell office:value-type="float" office:value="22709">
                <text:p>22709</text:p>
              </table:table-cell>
              <table:table-cell office:value-type="float" office:value="13308">
                <text:p>13308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07/06-07/13</text:p>
              </table:table-cell>
              <table:table-cell office:value-type="float" office:value="9169">
                <text:p>9169</text:p>
              </table:table-cell>
              <table:table-cell office:value-type="float" office:value="114357">
                <text:p>114357</text:p>
              </table:table-cell>
              <table:table-cell office:value-type="float" office:value="25018">
                <text:p>25018</text:p>
              </table:table-cell>
              <table:table-cell office:value-type="float" office:value="14721">
                <text:p>14721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07/13-07/20</text:p>
              </table:table-cell>
              <table:table-cell office:value-type="float" office:value="9606">
                <text:p>9606</text:p>
              </table:table-cell>
              <table:table-cell office:value-type="float" office:value="116905">
                <text:p>116905</text:p>
              </table:table-cell>
              <table:table-cell office:value-type="float" office:value="25631">
                <text:p>25631</text:p>
              </table:table-cell>
              <table:table-cell office:value-type="float" office:value="15771">
                <text:p>15771</text:p>
              </table:table-cell>
              <table:table-cell office:value-type="float" office:value="9414">
                <text:p>9414</text:p>
              </table:table-cell>
            </table:table-row>
            <table:table-row>
              <table:table-cell office:value-type="string">
                <text:p>07/20-07/27</text:p>
              </table:table-cell>
              <table:table-cell office:value-type="float" office:value="9583">
                <text:p>9583</text:p>
              </table:table-cell>
              <table:table-cell office:value-type="float" office:value="118889">
                <text:p>118889</text:p>
              </table:table-cell>
              <table:table-cell office:value-type="float" office:value="25925">
                <text:p>25925</text:p>
              </table:table-cell>
              <table:table-cell office:value-type="float" office:value="15681">
                <text:p>15681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07/27-08/03</text:p>
              </table:table-cell>
              <table:table-cell office:value-type="float" office:value="9611">
                <text:p>9611</text:p>
              </table:table-cell>
              <table:table-cell office:value-type="float" office:value="123314">
                <text:p>123314</text:p>
              </table:table-cell>
              <table:table-cell office:value-type="float" office:value="27210">
                <text:p>27210</text:p>
              </table:table-cell>
              <table:table-cell office:value-type="float" office:value="15790">
                <text:p>15790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08/03-08/10</text:p>
              </table:table-cell>
              <table:table-cell office:value-type="float" office:value="9606">
                <text:p>9606</text:p>
              </table:table-cell>
              <table:table-cell office:value-type="float" office:value="117414">
                <text:p>117414</text:p>
              </table:table-cell>
              <table:table-cell office:value-type="float" office:value="26474">
                <text:p>26474</text:p>
              </table:table-cell>
              <table:table-cell office:value-type="float" office:value="15443">
                <text:p>15443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8/10-08/17</text:p>
              </table:table-cell>
              <table:table-cell office:value-type="float" office:value="10081">
                <text:p>10081</text:p>
              </table:table-cell>
              <table:table-cell office:value-type="float" office:value="115508">
                <text:p>115508</text:p>
              </table:table-cell>
              <table:table-cell office:value-type="float" office:value="27020">
                <text:p>27020</text:p>
              </table:table-cell>
              <table:table-cell office:value-type="float" office:value="15840">
                <text:p>15840</text:p>
              </table:table-cell>
              <table:table-cell office:value-type="float" office:value="9481">
                <text:p>9481</text:p>
              </table:table-cell>
            </table:table-row>
            <table:table-row>
              <table:table-cell office:value-type="string">
                <text:p>08/17-08/24</text:p>
              </table:table-cell>
              <table:table-cell office:value-type="float" office:value="11197">
                <text:p>11197</text:p>
              </table:table-cell>
              <table:table-cell office:value-type="float" office:value="116911">
                <text:p>116911</text:p>
              </table:table-cell>
              <table:table-cell office:value-type="float" office:value="28087">
                <text:p>28087</text:p>
              </table:table-cell>
              <table:table-cell office:value-type="float" office:value="16343">
                <text:p>16343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>08/24-08/31</text:p>
              </table:table-cell>
              <table:table-cell office:value-type="float" office:value="9622">
                <text:p>9622</text:p>
              </table:table-cell>
              <table:table-cell office:value-type="float" office:value="108709">
                <text:p>108709</text:p>
              </table:table-cell>
              <table:table-cell office:value-type="float" office:value="25949">
                <text:p>25949</text:p>
              </table:table-cell>
              <table:table-cell office:value-type="float" office:value="16211">
                <text:p>16211</text:p>
              </table:table-cell>
              <table:table-cell office:value-type="float" office:value="9392">
                <text:p>9392</text:p>
              </table:table-cell>
            </table:table-row>
            <table:table-row>
              <table:table-cell office:value-type="string">
                <text:p>08/31-09/07</text:p>
              </table:table-cell>
              <table:table-cell office:value-type="float" office:value="9750">
                <text:p>9750</text:p>
              </table:table-cell>
              <table:table-cell office:value-type="float" office:value="113478">
                <text:p>113478</text:p>
              </table:table-cell>
              <table:table-cell office:value-type="float" office:value="26964">
                <text:p>26964</text:p>
              </table:table-cell>
              <table:table-cell office:value-type="float" office:value="16671">
                <text:p>16671</text:p>
              </table:table-cell>
              <table:table-cell office:value-type="float" office:value="9627">
                <text:p>9627</text:p>
              </table:table-cell>
            </table:table-row>
            <table:table-row>
              <table:table-cell office:value-type="string">
                <text:p>09/07-09/14</text:p>
              </table:table-cell>
              <table:table-cell office:value-type="float" office:value="9430">
                <text:p>9430</text:p>
              </table:table-cell>
              <table:table-cell office:value-type="float" office:value="108760">
                <text:p>108760</text:p>
              </table:table-cell>
              <table:table-cell office:value-type="float" office:value="25265">
                <text:p>25265</text:p>
              </table:table-cell>
              <table:table-cell office:value-type="float" office:value="16462">
                <text:p>16462</text:p>
              </table:table-cell>
              <table:table-cell office:value-type="float" office:value="9331">
                <text:p>9331</text:p>
              </table:table-cell>
            </table:table-row>
            <table:table-row>
              <table:table-cell office:value-type="string">
                <text:p>09/14-09/21</text:p>
              </table:table-cell>
              <table:table-cell office:value-type="float" office:value="8643">
                <text:p>8643</text:p>
              </table:table-cell>
              <table:table-cell office:value-type="float" office:value="105552">
                <text:p>105552</text:p>
              </table:table-cell>
              <table:table-cell office:value-type="float" office:value="24238">
                <text:p>24238</text:p>
              </table:table-cell>
              <table:table-cell office:value-type="float" office:value="15756">
                <text:p>15756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09/21-09/28</text:p>
              </table:table-cell>
              <table:table-cell office:value-type="float" office:value="9874">
                <text:p>9874</text:p>
              </table:table-cell>
              <table:table-cell office:value-type="float" office:value="105934">
                <text:p>105934</text:p>
              </table:table-cell>
              <table:table-cell office:value-type="float" office:value="23958">
                <text:p>23958</text:p>
              </table:table-cell>
              <table:table-cell office:value-type="float" office:value="16515">
                <text:p>16515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09/28-10/05</text:p>
              </table:table-cell>
              <table:table-cell office:value-type="float" office:value="10276">
                <text:p>10276</text:p>
              </table:table-cell>
              <table:table-cell office:value-type="float" office:value="105228">
                <text:p>105228</text:p>
              </table:table-cell>
              <table:table-cell office:value-type="float" office:value="23673">
                <text:p>23673</text:p>
              </table:table-cell>
              <table:table-cell office:value-type="float" office:value="15802">
                <text:p>15802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10/05-10/12</text:p>
              </table:table-cell>
              <table:table-cell office:value-type="float" office:value="9802">
                <text:p>9802</text:p>
              </table:table-cell>
              <table:table-cell office:value-type="float" office:value="108515">
                <text:p>108515</text:p>
              </table:table-cell>
              <table:table-cell office:value-type="float" office:value="24214">
                <text:p>24214</text:p>
              </table:table-cell>
              <table:table-cell office:value-type="float" office:value="16344">
                <text:p>16344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string">
                <text:p>10/12-10/19</text:p>
              </table:table-cell>
              <table:table-cell office:value-type="float" office:value="9618">
                <text:p>9618</text:p>
              </table:table-cell>
              <table:table-cell office:value-type="float" office:value="102269">
                <text:p>102269</text:p>
              </table:table-cell>
              <table:table-cell office:value-type="float" office:value="24104">
                <text:p>24104</text:p>
              </table:table-cell>
              <table:table-cell office:value-type="float" office:value="16299">
                <text:p>16299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0/19-10/26</text:p>
              </table:table-cell>
              <table:table-cell office:value-type="float" office:value="9226">
                <text:p>9226</text:p>
              </table:table-cell>
              <table:table-cell office:value-type="float" office:value="88607">
                <text:p>88607</text:p>
              </table:table-cell>
              <table:table-cell office:value-type="float" office:value="21516">
                <text:p>21516</text:p>
              </table:table-cell>
              <table:table-cell office:value-type="float" office:value="15560">
                <text:p>1556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10/26-11/02</text:p>
              </table:table-cell>
              <table:table-cell office:value-type="float" office:value="9187">
                <text:p>9187</text:p>
              </table:table-cell>
              <table:table-cell office:value-type="float" office:value="95999">
                <text:p>95999</text:p>
              </table:table-cell>
              <table:table-cell office:value-type="float" office:value="22306">
                <text:p>22306</text:p>
              </table:table-cell>
              <table:table-cell office:value-type="float" office:value="15305">
                <text:p>15305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11/02-11/09</text:p>
              </table:table-cell>
              <table:table-cell office:value-type="float" office:value="8437">
                <text:p>8437</text:p>
              </table:table-cell>
              <table:table-cell office:value-type="float" office:value="97610">
                <text:p>97610</text:p>
              </table:table-cell>
              <table:table-cell office:value-type="float" office:value="21599">
                <text:p>21599</text:p>
              </table:table-cell>
              <table:table-cell office:value-type="float" office:value="14621">
                <text:p>1462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11/09-11/16</text:p>
              </table:table-cell>
              <table:table-cell office:value-type="float" office:value="7827">
                <text:p>7827</text:p>
              </table:table-cell>
              <table:table-cell office:value-type="float" office:value="82777">
                <text:p>82777</text:p>
              </table:table-cell>
              <table:table-cell office:value-type="float" office:value="18272">
                <text:p>18272</text:p>
              </table:table-cell>
              <table:table-cell office:value-type="float" office:value="13657">
                <text:p>13657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>11/16-11/23</text:p>
              </table:table-cell>
              <table:table-cell office:value-type="float" office:value="7574">
                <text:p>7574</text:p>
              </table:table-cell>
              <table:table-cell office:value-type="float" office:value="87806">
                <text:p>87806</text:p>
              </table:table-cell>
              <table:table-cell office:value-type="float" office:value="18167">
                <text:p>18167</text:p>
              </table:table-cell>
              <table:table-cell office:value-type="float" office:value="13331">
                <text:p>13331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string">
                <text:p>11/23-11/30</text:p>
              </table:table-cell>
              <table:table-cell office:value-type="float" office:value="6847">
                <text:p>6847</text:p>
              </table:table-cell>
              <table:table-cell office:value-type="float" office:value="81717">
                <text:p>81717</text:p>
              </table:table-cell>
              <table:table-cell office:value-type="float" office:value="14292">
                <text:p>14292</text:p>
              </table:table-cell>
              <table:table-cell office:value-type="float" office:value="10122">
                <text:p>10122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11/30-12/07</text:p>
              </table:table-cell>
              <table:table-cell office:value-type="float" office:value="8724">
                <text:p>8724</text:p>
              </table:table-cell>
              <table:table-cell office:value-type="float" office:value="96994">
                <text:p>96994</text:p>
              </table:table-cell>
              <table:table-cell office:value-type="float" office:value="17643">
                <text:p>17643</text:p>
              </table:table-cell>
              <table:table-cell office:value-type="float" office:value="12525">
                <text:p>12525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12/07-12/14</text:p>
              </table:table-cell>
              <table:table-cell office:value-type="float" office:value="8783">
                <text:p>8783</text:p>
              </table:table-cell>
              <table:table-cell office:value-type="float" office:value="94542">
                <text:p>94542</text:p>
              </table:table-cell>
              <table:table-cell office:value-type="float" office:value="17666">
                <text:p>17666</text:p>
              </table:table-cell>
              <table:table-cell office:value-type="float" office:value="12929">
                <text:p>12929</text:p>
              </table:table-cell>
              <table:table-cell office:value-type="float" office:value="8026">
                <text:p>8026</text:p>
              </table:table-cell>
            </table:table-row>
            <table:table-row>
              <table:table-cell office:value-type="string">
                <text:p>12/14-12/21</text:p>
              </table:table-cell>
              <table:table-cell office:value-type="float" office:value="8743">
                <text:p>8743</text:p>
              </table:table-cell>
              <table:table-cell office:value-type="float" office:value="97247">
                <text:p>97247</text:p>
              </table:table-cell>
              <table:table-cell office:value-type="float" office:value="18198">
                <text:p>18198</text:p>
              </table:table-cell>
              <table:table-cell office:value-type="float" office:value="13389">
                <text:p>13389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12/21-12/28</text:p>
              </table:table-cell>
              <table:table-cell office:value-type="float" office:value="6144">
                <text:p>6144</text:p>
              </table:table-cell>
              <table:table-cell office:value-type="float" office:value="73032">
                <text:p>73032</text:p>
              </table:table-cell>
              <table:table-cell office:value-type="float" office:value="13462">
                <text:p>13462</text:p>
              </table:table-cell>
              <table:table-cell office:value-type="float" office:value="9611">
                <text:p>9611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12/28-01/04</text:p>
              </table:table-cell>
              <table:table-cell office:value-type="float" office:value="8124">
                <text:p>8124</text:p>
              </table:table-cell>
              <table:table-cell office:value-type="float" office:value="95294">
                <text:p>95294</text:p>
              </table:table-cell>
              <table:table-cell office:value-type="float" office:value="17166">
                <text:p>17166</text:p>
              </table:table-cell>
              <table:table-cell office:value-type="float" office:value="11543">
                <text:p>11543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string">
                <text:p>01/04-01/11</text:p>
              </table:table-cell>
              <table:table-cell office:value-type="float" office:value="8579">
                <text:p>8579</text:p>
              </table:table-cell>
              <table:table-cell office:value-type="float" office:value="91767">
                <text:p>91767</text:p>
              </table:table-cell>
              <table:table-cell office:value-type="float" office:value="17493">
                <text:p>17493</text:p>
              </table:table-cell>
              <table:table-cell office:value-type="float" office:value="12856">
                <text:p>12856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01/11-01/18</text:p>
              </table:table-cell>
              <table:table-cell office:value-type="float" office:value="7741">
                <text:p>7741</text:p>
              </table:table-cell>
              <table:table-cell office:value-type="float" office:value="78391">
                <text:p>78391</text:p>
              </table:table-cell>
              <table:table-cell office:value-type="float" office:value="17736">
                <text:p>17736</text:p>
              </table:table-cell>
              <table:table-cell office:value-type="float" office:value="13897">
                <text:p>13897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01/18-01/25</text:p>
              </table:table-cell>
              <table:table-cell office:value-type="float" office:value="7743">
                <text:p>7743</text:p>
              </table:table-cell>
              <table:table-cell office:value-type="float" office:value="80079">
                <text:p>80079</text:p>
              </table:table-cell>
              <table:table-cell office:value-type="float" office:value="17527">
                <text:p>17527</text:p>
              </table:table-cell>
              <table:table-cell office:value-type="float" office:value="13658">
                <text:p>13658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01/25-02/01</text:p>
              </table:table-cell>
              <table:table-cell office:value-type="float" office:value="7651">
                <text:p>7651</text:p>
              </table:table-cell>
              <table:table-cell office:value-type="float" office:value="80567">
                <text:p>80567</text:p>
              </table:table-cell>
              <table:table-cell office:value-type="float" office:value="18099">
                <text:p>18099</text:p>
              </table:table-cell>
              <table:table-cell office:value-type="float" office:value="14232">
                <text:p>14232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02/01-02/08</text:p>
              </table:table-cell>
              <table:table-cell office:value-type="float" office:value="7729">
                <text:p>7729</text:p>
              </table:table-cell>
              <table:table-cell office:value-type="float" office:value="78654">
                <text:p>78654</text:p>
              </table:table-cell>
              <table:table-cell office:value-type="float" office:value="17886">
                <text:p>17886</text:p>
              </table:table-cell>
              <table:table-cell office:value-type="float" office:value="14210">
                <text:p>14210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02/08-02/15</text:p>
              </table:table-cell>
              <table:table-cell office:value-type="float" office:value="7961">
                <text:p>7961</text:p>
              </table:table-cell>
              <table:table-cell office:value-type="float" office:value="85469">
                <text:p>85469</text:p>
              </table:table-cell>
              <table:table-cell office:value-type="float" office:value="18209">
                <text:p>18209</text:p>
              </table:table-cell>
              <table:table-cell office:value-type="float" office:value="13965">
                <text:p>13965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02/15-02/22</text:p>
              </table:table-cell>
              <table:table-cell office:value-type="float" office:value="9143">
                <text:p>9143</text:p>
              </table:table-cell>
              <table:table-cell office:value-type="float" office:value="98437">
                <text:p>98437</text:p>
              </table:table-cell>
              <table:table-cell office:value-type="float" office:value="19144">
                <text:p>19144</text:p>
              </table:table-cell>
              <table:table-cell office:value-type="float" office:value="14593">
                <text:p>14593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string">
                <text:p>02/15-03/01</text:p>
              </table:table-cell>
              <table:table-cell office:value-type="float" office:value="9908">
                <text:p>9908</text:p>
              </table:table-cell>
              <table:table-cell office:value-type="float" office:value="111655">
                <text:p>111655</text:p>
              </table:table-cell>
              <table:table-cell office:value-type="float" office:value="21128">
                <text:p>21128</text:p>
              </table:table-cell>
              <table:table-cell office:value-type="float" office:value="15176">
                <text:p>1517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03/01-03/08</text:p>
              </table:table-cell>
              <table:table-cell office:value-type="float" office:value="10315">
                <text:p>10315</text:p>
              </table:table-cell>
              <table:table-cell office:value-type="float" office:value="115778">
                <text:p>115778</text:p>
              </table:table-cell>
              <table:table-cell office:value-type="float" office:value="22202">
                <text:p>22202</text:p>
              </table:table-cell>
              <table:table-cell office:value-type="float" office:value="14976">
                <text:p>14976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string">
                <text:p>03/08-03/15</text:p>
              </table:table-cell>
              <table:table-cell office:value-type="float" office:value="10117">
                <text:p>10117</text:p>
              </table:table-cell>
              <table:table-cell office:value-type="float" office:value="116850">
                <text:p>116850</text:p>
              </table:table-cell>
              <table:table-cell office:value-type="float" office:value="22174">
                <text:p>22174</text:p>
              </table:table-cell>
              <table:table-cell office:value-type="float" office:value="14592">
                <text:p>14592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03/15-03/22</text:p>
              </table:table-cell>
              <table:table-cell office:value-type="float" office:value="10084">
                <text:p>10084</text:p>
              </table:table-cell>
              <table:table-cell office:value-type="float" office:value="122911">
                <text:p>122911</text:p>
              </table:table-cell>
              <table:table-cell office:value-type="float" office:value="23739">
                <text:p>23739</text:p>
              </table:table-cell>
              <table:table-cell office:value-type="float" office:value="15382">
                <text:p>1538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03/22-03/29</text:p>
              </table:table-cell>
              <table:table-cell office:value-type="float" office:value="9906">
                <text:p>9906</text:p>
              </table:table-cell>
              <table:table-cell office:value-type="float" office:value="116450">
                <text:p>116450</text:p>
              </table:table-cell>
              <table:table-cell office:value-type="float" office:value="22775">
                <text:p>22775</text:p>
              </table:table-cell>
              <table:table-cell office:value-type="float" office:value="15056">
                <text:p>15056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03/29-04/05</text:p>
              </table:table-cell>
              <table:table-cell office:value-type="float" office:value="10276">
                <text:p>10276</text:p>
              </table:table-cell>
              <table:table-cell office:value-type="float" office:value="118712">
                <text:p>118712</text:p>
              </table:table-cell>
              <table:table-cell office:value-type="float" office:value="23613">
                <text:p>23613</text:p>
              </table:table-cell>
              <table:table-cell office:value-type="float" office:value="14783">
                <text:p>14783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04/05-04/12</text:p>
              </table:table-cell>
              <table:table-cell office:value-type="float" office:value="10748">
                <text:p>10748</text:p>
              </table:table-cell>
              <table:table-cell office:value-type="float" office:value="125554">
                <text:p>125554</text:p>
              </table:table-cell>
              <table:table-cell office:value-type="float" office:value="23919">
                <text:p>23919</text:p>
              </table:table-cell>
              <table:table-cell office:value-type="float" office:value="15994">
                <text:p>15994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04/12-04/19</text:p>
              </table:table-cell>
              <table:table-cell office:value-type="float" office:value="10718">
                <text:p>10718</text:p>
              </table:table-cell>
              <table:table-cell office:value-type="float" office:value="121655">
                <text:p>121655</text:p>
              </table:table-cell>
              <table:table-cell office:value-type="float" office:value="24902">
                <text:p>24902</text:p>
              </table:table-cell>
              <table:table-cell office:value-type="float" office:value="16247">
                <text:p>16247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>04/19-04/26</text:p>
              </table:table-cell>
              <table:table-cell office:value-type="float" office:value="9851">
                <text:p>9851</text:p>
              </table:table-cell>
              <table:table-cell office:value-type="float" office:value="119054">
                <text:p>119054</text:p>
              </table:table-cell>
              <table:table-cell office:value-type="float" office:value="24090">
                <text:p>24090</text:p>
              </table:table-cell>
              <table:table-cell office:value-type="float" office:value="16087">
                <text:p>16087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04/26-05/02</text:p>
              </table:table-cell>
              <table:table-cell office:value-type="float" office:value="9435">
                <text:p>9435</text:p>
              </table:table-cell>
              <table:table-cell office:value-type="float" office:value="130368">
                <text:p>130368</text:p>
              </table:table-cell>
              <table:table-cell office:value-type="float" office:value="25687">
                <text:p>25687</text:p>
              </table:table-cell>
              <table:table-cell office:value-type="float" office:value="16097">
                <text:p>16097</text:p>
              </table:table-cell>
              <table:table-cell office:value-type="float" office:value="8185">
                <text:p>8185</text:p>
              </table:table-cell>
            </table:table-row>
            <table:table-row>
              <table:table-cell office:value-type="string">
                <text:p>05/03-05/10</text:p>
              </table:table-cell>
              <table:table-cell office:value-type="float" office:value="10059">
                <text:p>10059</text:p>
              </table:table-cell>
              <table:table-cell office:value-type="float" office:value="136955">
                <text:p>136955</text:p>
              </table:table-cell>
              <table:table-cell office:value-type="float" office:value="27362">
                <text:p>27362</text:p>
              </table:table-cell>
              <table:table-cell office:value-type="float" office:value="16515">
                <text:p>16515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string">
                <text:p>05/10-05/17</text:p>
              </table:table-cell>
              <table:table-cell office:value-type="float" office:value="10380">
                <text:p>10380</text:p>
              </table:table-cell>
              <table:table-cell office:value-type="float" office:value="141116">
                <text:p>141116</text:p>
              </table:table-cell>
              <table:table-cell office:value-type="float" office:value="28443">
                <text:p>28443</text:p>
              </table:table-cell>
              <table:table-cell office:value-type="float" office:value="17057">
                <text:p>17057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05/17-05/24</text:p>
              </table:table-cell>
              <table:table-cell office:value-type="float" office:value="9905">
                <text:p>9905</text:p>
              </table:table-cell>
              <table:table-cell office:value-type="float" office:value="140554">
                <text:p>140554</text:p>
              </table:table-cell>
              <table:table-cell office:value-type="float" office:value="29216">
                <text:p>29216</text:p>
              </table:table-cell>
              <table:table-cell office:value-type="float" office:value="17809">
                <text:p>17809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05/24-05/31</text:p>
              </table:table-cell>
              <table:table-cell office:value-type="float" office:value="7199">
                <text:p>7199</text:p>
              </table:table-cell>
              <table:table-cell office:value-type="float" office:value="137947">
                <text:p>137947</text:p>
              </table:table-cell>
              <table:table-cell office:value-type="float" office:value="27494">
                <text:p>27494</text:p>
              </table:table-cell>
              <table:table-cell office:value-type="float" office:value="16935">
                <text:p>16935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05/31-06/07</text:p>
              </table:table-cell>
              <table:table-cell office:value-type="float" office:value="6677">
                <text:p>6677</text:p>
              </table:table-cell>
              <table:table-cell office:value-type="float" office:value="144881">
                <text:p>144881</text:p>
              </table:table-cell>
              <table:table-cell office:value-type="float" office:value="28865">
                <text:p>28865</text:p>
              </table:table-cell>
              <table:table-cell office:value-type="float" office:value="16313">
                <text:p>16313</text:p>
              </table:table-cell>
              <table:table-cell office:value-type="float" office:value="8497">
                <text:p>8497</text:p>
              </table:table-cell>
            </table:table-row>
            <table:table-row>
              <table:table-cell office:value-type="string">
                <text:p>06/07-06/14</text:p>
              </table:table-cell>
              <table:table-cell office:value-type="float" office:value="6324">
                <text:p>6324</text:p>
              </table:table-cell>
              <table:table-cell office:value-type="float" office:value="137107">
                <text:p>137107</text:p>
              </table:table-cell>
              <table:table-cell office:value-type="float" office:value="28106">
                <text:p>28106</text:p>
              </table:table-cell>
              <table:table-cell office:value-type="float" office:value="15731">
                <text:p>15731</text:p>
              </table:table-cell>
              <table:table-cell office:value-type="float" office:value="8477">
                <text:p>8477</text:p>
              </table:table-cell>
            </table:table-row>
            <table:table-row>
              <table:table-cell office:value-type="string">
                <text:p>06/14-06/21</text:p>
              </table:table-cell>
              <table:table-cell office:value-type="float" office:value="6374">
                <text:p>6374</text:p>
              </table:table-cell>
              <table:table-cell office:value-type="float" office:value="134190">
                <text:p>134190</text:p>
              </table:table-cell>
              <table:table-cell office:value-type="float" office:value="28270">
                <text:p>28270</text:p>
              </table:table-cell>
              <table:table-cell office:value-type="float" office:value="15787">
                <text:p>15787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06/21-06/28</text:p>
              </table:table-cell>
              <table:table-cell office:value-type="float" office:value="6430">
                <text:p>6430</text:p>
              </table:table-cell>
              <table:table-cell office:value-type="float" office:value="132740">
                <text:p>132740</text:p>
              </table:table-cell>
              <table:table-cell office:value-type="float" office:value="28263">
                <text:p>28263</text:p>
              </table:table-cell>
              <table:table-cell office:value-type="float" office:value="15907">
                <text:p>15907</text:p>
              </table:table-cell>
              <table:table-cell office:value-type="float" office:value="8978">
                <text:p>8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